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4EA72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fo:background-color="#00B0F0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#00B0F0"/>
    </style:style>
    <style:style style:name="ce7" style:family="table-cell" style:parent-style-name="Default" style:data-style-name="N0">
      <style:table-cell-properties style:vertical-align="automatic" fo:wrap-option="wrap" fo:background-color="#E97132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fo:background-color="#E97132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style:vertical-align="automatic" fo:wrap-option="wrap" fo:background-color="#FF0000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fo:background-color="#FF0000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1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(?&lt;![áàãâéèêíìîóòõôúùû].*)(?=(b|c|ç|d|f|gu|g|ch|nh|lh|j|m|n|p|q|qu|rr|ss|t|v|x|z|pr|br|tr|dr|cr|gr|fr|vr|pl|bl|cl|gl|fl)(a|e|i|o|u|ei|oi|ui|ao|au|eu|iu)[rlsz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(a|e|i|o|u|ei|oi|ui|ao|au|eu|iu|ou)[rlsz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])(?=l(a|e|i|o|u|ei|oi|ui|ao|au|eu|iu|ou)[rlsz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(?&lt;![áàãâéèêíìîóòõôúùû]<text:span text:style-name="T2">.*</text:span>)(?&lt;!s)(?=s(a|e|i|o|u|ei|oi|ui|ao|au|eu|iu|ou)[rlsz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(?&lt;![áàãâéèêíìîóòõôúùû]<text:span text:style-name="T2">.*</text:span>)(?=^[aeiou][rlsz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ais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(?&lt;![áàãâéèêíìîóòõôúùû]<text:span text:style-name="T2">.*</text:span>)(?&lt;=a)(?=i[r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(?&lt;![áàãâéèêíìîóòõôúùû]<text:span text:style-name="T2">.*</text:span>)(?&lt;=[ieo])(?=[aeo][rszl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(?&lt;![áàãâéèêíìîóòõôúùû]<text:span text:style-name="T2">.*</text:span>)(?&lt;=[bcçdfhjklmnpsrtvxwz]u)(?=a[rszl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i|ei|oi|ui|ao|au|eu|iu|ou)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(ai|ei|oi|ui|ao|au|eu|iu|ou)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(?&lt;![áàãâéèêíìîóòõôúùû].*)(?&lt;!s)(?=s(ai|ei|oi|ui|ao|au|eu|iu|ou)$)</text:p>
          </table:table-cell>
          <table:table-cell office:value-type="string" table:style-name="ce3">
            <text:p>ˈ</text:p>
          </table:table-cell>
          <table:table-cell table:number-columns-repeated="16382" table:style-name="ce5"/>
        </table:table-row>
        <table:table-row table:style-name="ro1">
          <table:table-cell office:value-type="string" table:style-name="ce4">
            <text:p>(?&lt;![áàãâéèêíìîóòõôúùû].*)(?=^(ai|ei|oi|ui|au|eu|iu|ou)$)</text:p>
          </table:table-cell>
          <table:table-cell office:value-type="string" table:style-name="ce3">
            <text:p>ˈ</text:p>
          </table:table-cell>
          <table:table-cell table:number-columns-repeated="16382" table:style-name="ce5"/>
        </table:table-row>
        <table:table-row table:style-name="ro1">
          <table:table-cell office:value-type="string" table:style-name="ce4">
            <text:p>(?&lt;![áàãâéèêíìîóòõôúùû].*)(?=(b|c|ç|d|f|gu|g|ch|nh|lh|j|m|n|p|qu|rr|ss|t|v|x|z|pr|br|tr|dr|cr|gr|fr|vr|pl|bl|cl|gl|fl)[aiou][m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(?&lt;![áàãâéèêíìîóòõôúùû].*)(?=^[hlrs][aiou][m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(?&lt;![áàãâéèêíìîóòõôúùû].*)(?=^(b|c|ç|d|f|gu|g|ch|j|m|n|p|qu|r|s|t|v|x|z|pr|br|tr|dr|cr|gr|fr|vr|pl|bl|cl|gl|fl)(em)$)</text:p>
          </table:table-cell>
          <table:table-cell office:value-type="string" table:style-name="ce4">
            <text:p>ˈ</text:p>
          </table:table-cell>
          <table:table-cell table:number-columns-repeated="16382" table:style-name="ce6"/>
        </table:table-row>
        <table:table-row table:style-name="ro1">
          <table:table-cell office:value-type="string" table:style-name="ce4">
            <text:p>(?&lt;![áàãâéèêíìîóòõôúùû].*)(?=^[hlr](em)$)</text:p>
          </table:table-cell>
          <table:table-cell office:value-type="string" table:style-name="ce4">
            <text:p>ˈ</text:p>
          </table:table-cell>
          <table:table-cell table:number-columns-repeated="16382" table:style-name="ce6"/>
        </table:table-row>
        <table:table-row table:style-name="ro1">
          <table:table-cell office:value-type="string" table:style-name="ce4">
            <text:p>(?&lt;![áàãâéèêíìîóòõôúùû].*)(?=(b|c|ç|d|f|gu|g|ch|nh|lh|j|l|m|n|p|qu|r|rr|s|ss|t|v|x|z|pr|br|tr|dr|cr|gr|fr|vr|pl|bl|cl|gl|fl)[i]$)</text:p>
          </table:table-cell>
          <table:table-cell office:value-type="string" table:style-name="ce3">
            <text:p>ˈ</text:p>
          </table:table-cell>
          <table:table-cell table:number-columns-repeated="16382" table:style-name="ce5"/>
        </table:table-row>
        <table:table-row table:style-name="ro3">
          <table:table-cell office:value-type="string" table:style-name="ce7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])(?=l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(?&lt;![áàãâéèêíìîóòõôúùû]<text:span text:style-name="T2">.*</text:span>)(?&lt;!s)(?=s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(?&lt;![áàãâéèêíìîóòõôúùû]<text:span text:style-name="T2">.*</text:span>)(?&lt;![cln])(?=h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(?&lt;![áàãâéèêíìîóòõôúùû]<text:span text:style-name="T2">.*</text:span>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(?&lt;![áàãâéèêíìîóòõôúùû].*)(?=(b|c|ç|d|f|gu|g|ch|nh|lh|j|m|n|p|qu|rr|ss|t|v|x|z|pr|br|tr|dr|cr|gr|fr|vr|pl|bl|cl|gl|fl)(a|e|i|o|u|ai|ei|oi|ui|ao|au|eu|iu|ou)[r][ls]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])(?=l(a|e|i|o|u|ai|ei|oi|ui|ao|au|eu|iu|ou)[lrs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(?&lt;![áàãâéèêíìîóòõôúùû]<text:span text:style-name="T2">.*</text:span>)(?&lt;!s)(?=s(a|e|i|o|u|ai|ei|oi|ui|ao|au|eu|iu|ou)[lrs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(?&lt;![áàãâéèêíìîóòõôúùû]<text:span text:style-name="T2">.*</text:span>)(?&lt;![cln])(?=h(a|e|i|o|u|ai|ei|oi|ui|ao|au|eu|iu|ou)[lrs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(?&lt;![áàãâéèêíìîóòõôúùû]<text:span text:style-name="T2">.*</text:span>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(?&lt;![áàãâéèêíìîóòõôúùû]<text:span text:style-name="T2">.*</text:span>)(?&lt;![pbtdcgfvr])(?=r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(?&lt;![áàãâéèêíìîóòõôúùû].*)(?&lt;![pbtdcgfvr])(?=r[ieo]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(?&lt;![áàãâéèêíìîóòõôúùû].*)(?&lt;![pbtdcgfvr])(?=r[u]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(?&lt;![áàãâéèêíìîóòõôúùû].*)(?&lt;![pbtdcgfv])(?=l[u]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(?&lt;![áàãâéèêíìîóòõôúùû].*)(?&lt;=[ieo])(?=[aeo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3">
          <table:table-cell office:value-type="string" table:style-name="ce9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(?&lt;![áàãâéèêíìîóòõôúùû].*)(?=^(ah|oh)$)</text:p>
          </table:table-cell>
          <table:table-cell office:value-type="string" table:style-name="ce3">
            <text:p>ˈ</text:p>
          </table:table-cell>
          <table:table-cell table:number-columns-repeated="16382" table:style-name="ce5"/>
        </table:table-row>
        <table:table-row table:style-name="ro1">
          <table:table-cell table:style-name="ce11"/>
          <table:table-cell table:style-name="ce3"/>
          <table:table-cell table:number-columns-repeated="16382"/>
        </table:table-row>
        <table:table-row table:number-rows-repeated="10485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creator>Leonor Martins</dc:creator>
    <dc:date>2025-04-18T16:58:21Z</dc:date>
  </office:meta>
</office:document-meta>
</file>